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1" style:family="table">
      <style:table-properties style:width="6.1597in" table:align="left"/>
    </style:style>
    <style:style style:name="Table1.A" style:family="table-column">
      <style:table-column-properties style:column-width="1.5097in"/>
    </style:style>
    <style:style style:name="Table1.B" style:family="table-column">
      <style:table-column-properties style:column-width="1.5597in"/>
    </style:style>
    <style:style style:name="Table1.C" style:family="table-column">
      <style:table-column-properties style:column-width="1.5896in"/>
    </style:style>
    <style:style style:name="Table1.D" style:family="table-column">
      <style:table-column-properties style:column-width="1.5007in"/>
    </style:style>
    <style:style style:name="Table1.A1" style:family="table-cell">
      <style:table-cell-properties fo:padding="0.0403in" fo:border-left="0.0139in solid #000000" fo:border-right="none" fo:border-top="0.0139in solid #000000" fo:border-bottom="0.0139in solid #000000"/>
    </style:style>
    <style:style style:name="Table1.D1" style:family="table-cell">
      <style:table-cell-properties fo:padding="0.0403in" fo:border="0.0139in solid #000000"/>
    </style:style>
    <style:style style:name="Table1.A2" style:family="table-cell">
      <style:table-cell-properties fo:padding="0.0403in" fo:border-left="0.0139in solid #000000" fo:border-right="none" fo:border-top="none" fo:border-bottom="0.0139in solid #000000"/>
    </style:style>
    <style:style style:name="Table1.B2.3.1" style:family="table-cell">
      <style:table-cell-properties fo:padding="0.0403in" fo:border-left="0.0139in solid #000000" fo:border-right="0.0139in solid #000000" fo:border-top="none" fo:border-bottom="0.0139in solid #000000"/>
    </style:style>
    <style:style style:name="P1" style:family="paragraph" style:parent-style-name="Text_20_body" style:master-page-name="HTML">
      <style:paragraph-properties fo:margin-top="0in" fo:margin-bottom="0.1965in" fo:text-align="center" style:justify-single-word="false"/>
    </style:style>
    <style:style style:name="P2" style:family="paragraph" style:parent-style-name="Text_20_body">
      <style:paragraph-properties fo:margin-top="0in" fo:margin-bottom="0.1965in" fo:text-align="center" style:justify-single-word="false"/>
    </style:style>
    <style:style style:name="P3" style:family="paragraph" style:parent-style-name="Text_20_body">
      <style:paragraph-properties fo:margin-top="0in" fo:margin-bottom="0.1965in" fo:text-align="center" style:justify-single-word="false"/>
      <style:text-properties fo:font-size="13pt"/>
    </style:style>
    <style:style style:name="P4" style:family="paragraph" style:parent-style-name="Text_20_body">
      <style:paragraph-properties fo:margin-top="0in" fo:margin-bottom="0.2in" fo:text-align="center" style:justify-single-word="false"/>
    </style:style>
    <style:style style:name="P5" style:family="paragraph" style:parent-style-name="Heading_20_3">
      <style:paragraph-properties fo:text-align="start" style:justify-single-word="false"/>
    </style:style>
    <style:style style:name="P6" style:family="paragraph" style:parent-style-name="Text_20_body">
      <style:paragraph-properties fo:margin-top="0in" fo:margin-bottom="0.1965in"/>
    </style:style>
    <style:style style:name="P7" style:family="paragraph" style:parent-style-name="Text_20_body">
      <style:paragraph-properties fo:margin-top="0in" fo:margin-bottom="0.2in"/>
    </style:style>
    <style:style style:name="P8" style:family="paragraph" style:parent-style-name="Table_20_Contents">
      <style:paragraph-properties fo:margin-top="0in" fo:margin-bottom="0.1965in"/>
    </style:style>
    <style:style style:name="P9" style:family="paragraph" style:parent-style-name="Table_20_Contents">
      <style:paragraph-properties fo:margin-top="0in" fo:margin-bottom="0.1965in" fo:text-align="start" style:justify-single-word="false"/>
    </style:style>
    <style:style style:name="P10" style:family="paragraph" style:parent-style-name="Text_20_body">
      <style:paragraph-properties fo:margin-top="0in" fo:margin-bottom="0.1965in"/>
      <style:text-properties fo:font-weight="bold"/>
    </style:style>
    <style:style style:name="T1" style:family="text">
      <style:text-properties fo:font-size="13pt"/>
    </style:style>
    <style:style style:name="T2" style:family="text">
      <style:text-properties fo:font-weight="bol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lanning and Design of Telecommunication Networks</text:span> </text:p>
      <text:p text:style-name="P2"><text:span text:style-name="T1">SYSC 5801</text:span> </text:p>
      <text:p text:style-name="P3">PROJECT 1 </text:p>
      <text:p text:style-name="P2"/>
      <text:p text:style-name="P3">Ben Tatham </text:p>
      <text:p text:style-name="P2"><text:span text:style-name="T1">Tebatso Nage</text:span> </text:p>
      <text:p text:style-name="P2"><text:span text:style-name="T1">Monageng Kgwadi</text:span> </text:p>
      <text:p text:style-name="P2"/>
      <text:p text:style-name="P2"/>
      <text:p text:style-name="P2"/>
      <text:p text:style-name="P2"/>
      <text:p text:style-name="P2"/>
      <text:p text:style-name="P4"><text:span text:style-name="T1">March 6, 2008</text:span> </text:p>
      <text:h text:style-name="P5" text:outline-level="3">1.0 Introduction </text:h>
      <text:p text:style-name="P6">The goal of this project is to build a routing software based on the open shortest path and optimal routing algorithms. The performance of the two routing algorithms and their complexity is compared. The performance of the network is measured as the average total network delay and average link delay. The delay performance of the network is investigated in three different cases for each routing algorithm. The first case under study involves delay analysis on the network as provided, the second case involves link failure in link A1 and the final case assumes link failure on link A2. The algorithm complexity is herein measured as the execution time of the computer for the routing algorithm to converge. The open shortest path routing algorithm used in this project implements the Dijkstra algorithm to find the network spanning tree from each node in the network to all other nodes, using a cost metric function inversely proportional to the capacity of each link. The optimal routing algorithm uses the differential of the traffic flow vector to minimize the total network delay. </text:p>
      <text:h text:style-name="Heading_20_3" text:outline-level="3">2.0 Background </text:h>
      <text:p text:style-name="P6">Dijkstra algorithm is a well defined procedure for finding the shortest paths from a router of interest in a network to all other routers in the same network. This ensures that all routers in a network have knowledge about the network topology within their domains since these nodes periodically send link state updates to their neighbors. Dijkstra assumes that all link costs are non negative and that links have direction. It employs predecessor vector which records the paths back to the starting point. This in a way creates a map on which efficient/shortest paths from start node to all nodes are shown. On the other hand, optimal routing algorithm aims at minimizing the average network delay. It does so by ensuring that all flows in the network travel along the Minimum First Derivative Length (MFDL) paths for each source/destination pair. A routing algorithm is suboptimal if it has positive amount of flow traveling on non-MFDL paths. Therefore, in order to improve its performance, flows for each source/destination pair need to be shifted from any other path to MFDL paths. Although optimal routing algorithm is very difficult to implement due to high complexity, it is being used as the reference when evaluating the performance of other routing algorithms. </text:p>
      <text:p text:style-name="P6"/>
      <text:h text:style-name="Heading_20_3" text:outline-level="3">3.0 Design </text:h>
      <text:p text:style-name="P6">The implementation of the project was done using Java programming language because it offers an object oriented approach which makes the programming easier. The design was approached in a modular manner. First the shortest path simulation based on Dijkstra was developed and tested on a small network and verified to work before it could be applied to the large ARPA network that the project is on. Then the optimal routing algorithm was implemented based on the specification of the project. Testing of the optimal routing algorithm was done on a small network and verified by hand to work. The two routing methods were used to determine paths between nodes, then the network performance was determined for three different cases of the provided ARPA network. The first case being the network as provided, the second case being one link A1 removed and the last case with the link A2 removed. The network performance focusing on delay was calculated and comparisons made between the two routing algorithms. </text:p>
      <text:p text:style-name="P6"/>
      <text:p text:style-name="P6">To implement the shortest path routing algorithm, a network object was created which includes links and nodes. For each node in the network, a spanning tree to all other nodes was determined by using Dijkstra algorithm with a cost metric of each link given as 100Mb/Cij. The execution time to determine the routes from each node in the network to all other nodes was measured with the average packet traffic from each node to other nodes fixed at 1. After determining the routes from each node in the network to all other nodes, the average traffic sent by each node to all other nodes was increased from 0 by small increments to determine the traffic where the network starts dropping packets. To test the cases where the links A1 and A2 were removed, two network objects with links A1 and A2 removed respectively were created and the above procedure to determine the point where the network drops packets was used. </text:p>
      <text:p text:style-name="P7"/>
      <text:p text:style-name="P6">To compare the complexity of the two algorithms, the optimal routing algorithm execution time was measured with the average traffic from all nodes to all other nodes at 1 packet to get consistency with the time measured for the shortest path algorithm . The optimal routing algorithm was implemented on the same network objects that were used for the shortest path. The average traffic from each node to all other nodes was incremented from 0 until the point where the network delay gets infinitely large in small increments. At each increment, the optimal routing algorithm was executed to obtain the routing paths and the average network delay was measured. </text:p>
      <text:p text:style-name="P6"/>
      <text:h text:style-name="Heading_20_3" text:outline-level="3">5.0 Results and Analysis </text:h>
      <text:p text:style-name="P6">The results of the test cases are shown in the table below. The results represent the average network delay , average link delay and the cpu execution times for each algorithm </text:p>
      <text:p text:style-name="P6"/>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text:span text:style-name="T2">Shortest path</text:span> </text:p>
          </table:table-cell>
          <table:table-cell table:style-name="Table1.D1" office:value-type="string">
            <text:p text:style-name="P9"><text:span text:style-name="T2">Optimal    </text:span> </text:p>
          </table:table-cell>
        </table:table-row>
        <table:table-row>
          <table:table-cell table:style-name="Table1.A2" office:value-type="string">
            <text:p text:style-name="P8"><text:span text:style-name="T2">Default Case</text:span> </text:p>
          </table:table-cell>
          <table:table-cell table:number-columns-spanned="3">
            <table:table table:is-sub-table="true">
              <table:table-column table:style-name="Table1.B"/>
              <table:table-column table:style-name="Table1.C"/>
              <table:table-column table:style-name="Table1.D"/>
              <table:table-row>
                <table:table-cell table:style-name="Table1.A2" office:value-type="string">
                  <text:p text:style-name="P8">Cpu execution time </text:p>
                </table:table-cell>
                <table:table-cell table:style-name="Table1.A2" office:value-type="string">
                  <text:p text:style-name="P8">26 ms </text:p>
                </table:table-cell>
                <table:table-cell table:style-name="Table1.B2.3.1" office:value-type="string">
                  <text:p text:style-name="P8">1933 ms </text:p>
                </table:table-cell>
              </table:table-row>
              <table:table-row>
                <table:table-cell table:style-name="Table1.A2" office:value-type="string">
                  <text:p text:style-name="P8">Average network Delay </text:p>
                </table:table-cell>
                <table:table-cell table:style-name="Table1.A2" office:value-type="string">
                  <text:p text:style-name="P8">352.96ms </text:p>
                </table:table-cell>
                <table:table-cell table:style-name="Table1.B2.3.1" office:value-type="string">
                  <text:p text:style-name="P8">338.92 ms </text:p>
                </table:table-cell>
              </table:table-row>
              <table:table-row>
                <table:table-cell table:style-name="Table1.A2" office:value-type="string">
                  <text:p text:style-name="P8">Average link Delay </text:p>
                </table:table-cell>
                <table:table-cell table:style-name="Table1.A2" office:value-type="string">
                  <text:p text:style-name="P8">6.07 ms </text:p>
                </table:table-cell>
                <table:table-cell table:style-name="Table1.B2.3.1" office:value-type="string">
                  <text:p text:style-name="P8">7.91 ms </text:p>
                </table:table-cell>
              </table:table-row>
            </table:table>
          </table:table-cell>
          <table:covered-table-cell/>
          <table:covered-table-cell/>
        </table:table-row>
        <table:table-row>
          <table:table-cell table:style-name="Table1.A2" office:value-type="string">
            <text:p text:style-name="P8"><text:span text:style-name="T2">Link a1 removed</text:span> </text:p>
          </table:table-cell>
          <table:table-cell table:number-columns-spanned="3">
            <table:table table:is-sub-table="true">
              <table:table-column table:style-name="Table1.B"/>
              <table:table-column table:style-name="Table1.C"/>
              <table:table-column table:style-name="Table1.D"/>
              <table:table-row>
                <table:table-cell table:style-name="Table1.A2" office:value-type="string">
                  <text:p text:style-name="P8">Cpu execution time </text:p>
                </table:table-cell>
                <table:table-cell table:style-name="Table1.A2" office:value-type="string">
                  <text:p text:style-name="P8">4 ms </text:p>
                </table:table-cell>
                <table:table-cell table:style-name="Table1.B2.3.1" office:value-type="string">
                  <text:p text:style-name="P8">1061 ms </text:p>
                </table:table-cell>
              </table:table-row>
              <table:table-row>
                <table:table-cell table:style-name="Table1.A2" office:value-type="string">
                  <text:p text:style-name="P8">Average network Delay </text:p>
                </table:table-cell>
                <table:table-cell table:style-name="Table1.A2" office:value-type="string">
                  <text:p text:style-name="P8">352.96 ms </text:p>
                </table:table-cell>
                <table:table-cell table:style-name="Table1.B2.3.1" office:value-type="string">
                  <text:p text:style-name="P8"/>
                </table:table-cell>
              </table:table-row>
              <table:table-row>
                <table:table-cell table:style-name="Table1.A2" office:value-type="string">
                  <text:p text:style-name="P8">Average link Delay </text:p>
                </table:table-cell>
                <table:table-cell table:style-name="Table1.A2" office:value-type="string">
                  <text:p text:style-name="P8">3.69ms </text:p>
                </table:table-cell>
                <table:table-cell table:style-name="Table1.B2.3.1" office:value-type="string">
                  <text:p text:style-name="P8">3.69 ms </text:p>
                </table:table-cell>
              </table:table-row>
            </table:table>
          </table:table-cell>
          <table:covered-table-cell/>
          <table:covered-table-cell/>
        </table:table-row>
        <table:table-row>
          <table:table-cell table:style-name="Table1.A2" office:value-type="string">
            <text:p text:style-name="P8"><text:span text:style-name="T2">Link a2 removed</text:span> </text:p>
          </table:table-cell>
          <table:table-cell table:number-columns-spanned="3">
            <table:table table:is-sub-table="true">
              <table:table-column table:style-name="Table1.B"/>
              <table:table-column table:style-name="Table1.C"/>
              <table:table-column table:style-name="Table1.D"/>
              <table:table-row>
                <table:table-cell table:style-name="Table1.A2" office:value-type="string">
                  <text:p text:style-name="P8">Cpu execution time </text:p>
                </table:table-cell>
                <table:table-cell table:style-name="Table1.A2" office:value-type="string">
                  <text:p text:style-name="P8">2 ms </text:p>
                </table:table-cell>
                <table:table-cell table:style-name="Table1.B2.3.1" office:value-type="string">
                  <text:p text:style-name="P8">950 ms </text:p>
                </table:table-cell>
              </table:table-row>
              <table:table-row>
                <table:table-cell table:style-name="Table1.A2" office:value-type="string">
                  <text:p text:style-name="P8">Average network Delay </text:p>
                </table:table-cell>
                <table:table-cell table:style-name="Table1.A2" office:value-type="string">
                  <text:p text:style-name="P8">352.96 </text:p>
                </table:table-cell>
                <table:table-cell table:style-name="Table1.B2.3.1" office:value-type="string">
                  <text:p text:style-name="P8"/>
                </table:table-cell>
              </table:table-row>
              <table:table-row>
                <table:table-cell table:style-name="Table1.A2" office:value-type="string">
                  <text:p text:style-name="P8">Average link Delay </text:p>
                </table:table-cell>
                <table:table-cell table:style-name="Table1.A2" office:value-type="string">
                  <text:p text:style-name="P8">3.77 ms </text:p>
                </table:table-cell>
                <table:table-cell table:style-name="Table1.B2.3.1" office:value-type="string">
                  <text:p text:style-name="P8">3.77 ms </text:p>
                </table:table-cell>
              </table:table-row>
            </table:table>
          </table:table-cell>
          <table:covered-table-cell/>
          <table:covered-table-cell/>
        </table:table-row>
      </table:table>
      <text:p text:style-name="P6">. </text:p>
      <text:p text:style-name="P6"/>
      <text:p text:style-name="P6">Table 1: Showing the network delay and algorithm execution times with average traffic set at 1 packet per second </text:p>
      <text:p text:style-name="P6"/>
      <text:p text:style-name="P6">From table 1 which shows average network delay at  an average traffic of 1 packet per second, the open shortest path performs worse in term of network delay as compared to the optimal algorithm. In the default case the shortest path routing algorithm shows an average network delay of 352.96 ms while the optimal routing algorithm offers a network delay of 338.92 ms. The difference in the performance is very small in the cases where links A1 and A2 are removed.In the case when link A1 is removed, the shortest path gives an average network delay of (???352.96ms) while the optimal routing algorithm gives an average network delay of (....) When link A2 is removed the shortest path algorithm gives an average network delay of (.....) while the optimal gives an average network delay of(   ). The optimal algorithm has execution time in orders of magnitude higher than the open shortest path for all the network cases. For the default case the shortest path has an execution time of 26ms while the optimal algorithm gives an execution time of 1933 ms. In the case when link A1 is removed, the shortest path algorithm gives an execution time of 4ms while the optimal routing gives an execution time of 1061 ms. In the last case where link A2 is removed, the shortest path gives an execution time of 2 ms while the optimal gives an execution time of 950 ms. This difference in execution time is justified by the complex computations of the first derivative of the flow vector that is used as the cost metric for the optimal routing algorithm.</text:p>
      <text:p text:style-name="P6"/>
      <text:p text:style-name="P6"/>
      <text:p text:style-name="P6">Figure 1: Showing the network delay against average network traffic </text:p>
      <text:p text:style-name="P6"/>
      <text:p text:style-name="P6">Figure 1 shows the network performance measured by average network delay against varying average packet rate. From the figure it is clear that the network performs best in the default case. That is, when the links A1 and A2 are both functional in the network. This is evident in both the open path routing algorithm and the optimal routing algorithm. The network perform worst when the link A1 is removed, this is shown by the network failing at around 0.7 packets per second compared to 0.85 packets per second for the case when A2 is removed. The link A1 in the original network was determined to be used a total of 72 times as opposed to 48 times that link A2  was used. These numbers were obtained by counting the number of times each link was used after the open path routing algorithm was executed. Therefore the link A1 carries a lot of traffic compared to link A2 which explains why the network fails faster when link A1 is removed.When the links A1 and A2 are removed, the shortest path and optimal routing algorithms yield the same performnce on delayw when the average packet rate reaches some critical value as shown by figure 1. This is because the network has a limited number of paths to choose from when either link A1 or A2 is removed and hence the optimal routing path equals the shortest routing path.</text:p>
      <text:p text:style-name="P6"> <text:line-break/><text:line-break/><text:span text:style-name="T2">5.0 Conclusions</text:span> </text:p>
      <text:p text:style-name="P6"><text:line-break/>The shortest path routing algorithm performs worse than the optimal routing algorithm in terms of average network delay in all cases studied of the ARPA network. At best, it gives a network delay equal to the optimal routing algorithm but that is in the cases when either link A1 or A2 is removed. In the default case the optimal routing algorithm perform better shown by the results. The shortest path routing algorithm however gives a small execution time as compared to the optimal routing algorithm because it is a less complex algorithm by orders of magnitude.</text:p>
      <text:p text:style-name="P6"/>
      <text:p text:style-name="P10">6.0 References</text:p>
      <text:p text:style-name="P6"/>
      <text:p text:style-name="P6"/>
      <text:p text:style-name="P6"/>
      <text:p text:style-name="P6"/>
      <text:p text:style-name="P6"/>
      <text:p text:style-name="P6"><text:span text:style-name="T2">7.0 Team Contributions</text:span> </text:p>
      <text:p text:style-name="P6"/>
      <text:p text:style-name="P6">   33.33% by each team memb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3-04T16:01:57</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 meta:image-count="0" meta:object-count="0" meta:page-count="2" meta:paragraph-count="57" meta:word-count="1590" meta:character-count="9379"/>
  </office:meta>
</office:document-meta>
</file>